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ews" svg:font-family="New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line-height="200%"/>
      <style:text-properties style:font-name="News" fo:font-size="10pt" officeooo:rsid="00288efc" officeooo:paragraph-rsid="001e1256" style:font-size-asian="10pt" style:font-size-complex="10pt"/>
    </style:style>
    <style:style style:name="P2" style:family="paragraph" style:parent-style-name="Standard">
      <loext:graphic-properties draw:fill-gradient-name="gradient" draw:fill-hatch-name="hatch"/>
      <style:paragraph-properties fo:line-height="200%" fo:break-before="page"/>
      <style:text-properties style:font-name="News" fo:font-size="10pt" officeooo:rsid="00288efc" officeooo:paragraph-rsid="001e1256" style:font-size-asian="10pt" style:font-size-complex="10pt"/>
    </style:style>
    <style:style style:name="P3" style:family="paragraph" style:parent-style-name="Standard">
      <loext:graphic-properties draw:fill-gradient-name="gradient" draw:fill-hatch-name="hatch"/>
      <style:paragraph-properties fo:line-height="200%"/>
      <style:text-properties style:font-name="News" fo:font-weight="normal" officeooo:rsid="001e1256" officeooo:paragraph-rsid="001e1256" style:font-weight-asian="normal" style:font-weight-complex="normal"/>
    </style:style>
    <style:style style:name="P4" style:family="paragraph" style:parent-style-name="Standard">
      <loext:graphic-properties draw:fill-gradient-name="gradient" draw:fill-hatch-name="hatch"/>
      <style:paragraph-properties fo:line-height="200%" fo:text-align="justify" style:justify-single-word="false"/>
      <style:text-properties style:font-name="Liberation Sherif" fo:font-size="10pt" officeooo:rsid="0032f5b3" officeooo:paragraph-rsid="0032f5b3" style:font-size-asian="10pt" style:font-size-complex="10pt"/>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loext:graphic-properties draw:fill-gradient-name="gradient" draw:fill-hatch-name="hatch"/>
      <style:paragraph-properties fo:line-height="200%" fo:text-align="justify" style:justify-single-word="false"/>
      <style:text-properties style:font-name="Liberation Serif" fo:font-size="12pt" officeooo:rsid="002f0217" officeooo:paragraph-rsid="0032b910" style:font-size-asian="12pt" style:font-size-complex="12pt"/>
    </style:style>
    <style:style style:name="P8" style:family="paragraph" style:parent-style-name="Standard">
      <loext:graphic-properties draw:fill-gradient-name="gradient" draw:fill-hatch-name="hatch"/>
      <style:paragraph-properties fo:line-height="200%" fo:text-align="justify" style:justify-single-word="false"/>
      <style:text-properties style:font-name="Liberation Serif" fo:font-size="12pt" officeooo:rsid="002f0217" officeooo:paragraph-rsid="002f0c7a" style:font-size-asian="12pt" style:font-size-complex="12pt"/>
    </style:style>
    <style:style style:name="P9" style:family="paragraph" style:parent-style-name="Standard">
      <loext:graphic-properties draw:fill-gradient-name="gradient" draw:fill-hatch-name="hatch"/>
      <style:paragraph-properties fo:line-height="200%" fo:text-align="justify" style:justify-single-word="false"/>
      <style:text-properties style:font-name="Liberation Serif" fo:font-size="12pt" officeooo:paragraph-rsid="0032b910" style:font-size-asian="12pt" style:font-size-complex="12pt"/>
    </style:style>
    <style:style style:name="P10" style:family="paragraph" style:parent-style-name="Text_20_body">
      <loext:graphic-properties draw:fill-gradient-name="gradient" draw:fill-hatch-name="hatch"/>
      <style:paragraph-properties fo:line-height="200%" fo:text-align="justify" style:justify-single-word="false"/>
      <style:text-properties style:font-name="Liberation Serif" fo:font-size="12pt" style:font-size-asian="12pt" style:font-size-complex="12pt"/>
    </style:style>
    <style:style style:name="P11" style:family="paragraph" style:parent-style-name="Text_20_body">
      <loext:graphic-properties draw:fill-gradient-name="gradient" draw:fill-hatch-name="hatch"/>
      <style:paragraph-properties fo:line-height="200%" fo:text-align="justify" style:justify-single-word="false"/>
      <style:text-properties style:font-name="Liberation Serif" fo:font-size="12pt" officeooo:paragraph-rsid="002cf09b" style:font-size-asian="12pt" style:font-size-complex="12pt"/>
    </style:style>
    <style:style style:name="P12" style:family="paragraph" style:parent-style-name="Standard">
      <loext:graphic-properties draw:fill-gradient-name="gradient" draw:fill-hatch-name="hatch"/>
      <style:paragraph-properties fo:line-height="200%"/>
      <style:text-properties style:font-name="Liberation Serif" fo:font-size="12pt" officeooo:rsid="001e1256" officeooo:paragraph-rsid="001e1256" style:font-size-asian="12pt" style:font-size-complex="12pt"/>
    </style:style>
    <style:style style:name="P13" style:family="paragraph" style:parent-style-name="Standard">
      <loext:graphic-properties draw:fill-gradient-name="gradient" draw:fill-hatch-name="hatch"/>
      <style:paragraph-properties fo:line-height="200%" fo:text-align="justify" style:justify-single-word="false"/>
      <style:text-properties style:font-name="Liberation Serif" fo:font-size="12pt" officeooo:rsid="001e1256" officeooo:paragraph-rsid="001e1256" style:font-size-asian="12pt" style:font-size-complex="12pt"/>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loext:graphic-properties draw:fill-gradient-name="gradient" draw:fill-hatch-name="hatch"/>
      <style:paragraph-properties fo:line-height="200%" fo:text-align="justify" style:justify-single-word="false"/>
      <style:text-properties style:font-name="Liberation Serif" fo:font-size="12pt" officeooo:rsid="002cf09b" officeooo:paragraph-rsid="002cf09b" style:font-size-asian="12pt" style:font-size-complex="12pt"/>
    </style:style>
    <style:style style:name="P16" style:family="paragraph" style:parent-style-name="Text_20_body">
      <loext:graphic-properties draw:fill-hatch-name="hatch"/>
      <style:paragraph-properties fo:line-height="200%"/>
      <style:text-properties style:font-name="Liberation Serif" fo:font-size="12pt" officeooo:rsid="0038d7fc" officeooo:paragraph-rsid="0045e890" style:font-size-asian="12pt" style:font-size-complex="12pt"/>
    </style:style>
    <style:style style:name="P17" style:family="paragraph" style:parent-style-name="Text_20_body">
      <loext:graphic-properties draw:fill-hatch-name="hatch"/>
      <style:paragraph-properties fo:line-height="200%"/>
      <style:text-properties style:font-name="Liberation Serif" fo:font-size="12pt" officeooo:rsid="0038d7fc" officeooo:paragraph-rsid="0038d7fc" style:font-size-asian="12pt" style:font-size-complex="12pt"/>
    </style:style>
    <style:style style:name="P18" style:family="paragraph" style:parent-style-name="Text_20_body">
      <loext:graphic-properties draw:fill-hatch-name="hatch"/>
      <style:paragraph-properties fo:line-height="200%"/>
      <style:text-properties style:font-name="Liberation Serif" fo:font-size="12pt" officeooo:rsid="0036f11a" officeooo:paragraph-rsid="0036f11a" style:font-size-asian="12pt" style:font-size-complex="12pt"/>
    </style:style>
    <style:style style:name="P19" style:family="paragraph" style:parent-style-name="Standard">
      <loext:graphic-properties draw:fill-gradient-name="gradient" draw:fill-hatch-name="hatch"/>
      <style:paragraph-properties fo:line-height="200%" fo:text-align="justify" style:justify-single-word="false"/>
      <style:text-properties style:font-name="Liberation Serif" fo:font-size="12pt" fo:language="en" fo:country="US" officeooo:rsid="002f0217" officeooo:paragraph-rsid="002f0c7a" style:font-size-asian="12pt" style:font-size-complex="12pt"/>
    </style:style>
    <style:style style:name="P20" style:family="paragraph" style:parent-style-name="Standard">
      <loext:graphic-properties draw:fill-gradient-name="gradient" draw:fill-hatch-name="hatch"/>
      <style:paragraph-properties fo:line-height="200%"/>
      <style:text-properties style:font-name="Liberation Serif" fo:font-size="12pt" fo:font-weight="normal" officeooo:rsid="003fbedd" officeooo:paragraph-rsid="003fbedd" style:font-name-asian="Noto Sans CJK SC" style:font-size-asian="12pt" style:font-weight-asian="normal" style:font-name-complex="Lohit Devanagari1" style:font-size-complex="12pt" style:font-weight-complex="normal"/>
    </style:style>
    <style:style style:name="P21" style:family="paragraph" style:parent-style-name="Text_20_body">
      <style:text-properties style:font-name="Liberation Serif" fo:font-size="12pt" fo:font-weight="bold" officeooo:rsid="003fbedd" officeooo:paragraph-rsid="003fbedd" style:font-name-asian="Noto Sans CJK SC" style:font-size-asian="12pt" style:font-weight-asian="bold" style:font-name-complex="Lohit Devanagari1" style:font-size-complex="12pt" style:font-weight-complex="bold"/>
    </style:style>
    <style:style style:name="P22" style:family="paragraph" style:parent-style-name="Heading_20_2">
      <style:paragraph-properties fo:break-before="page"/>
      <style:text-properties style:font-name="Liberation Serif" fo:font-size="12pt" style:font-size-asian="12pt" style:font-size-complex="12pt"/>
    </style:style>
    <style:style style:name="P23" style:family="paragraph" style:parent-style-name="Heading_20_2">
      <style:text-properties style:font-name="Liberation Serif" fo:font-size="12pt" style:font-size-asian="12pt" style:font-size-complex="12pt"/>
    </style:style>
    <style:style style:name="P24" style:family="paragraph" style:parent-style-name="Heading_20_3">
      <style:text-properties style:font-name="Liberation Serif" fo:font-size="12pt" style:font-size-asian="12pt" style:font-size-complex="12pt"/>
    </style:style>
    <style:style style:name="P25" style:family="paragraph" style:parent-style-name="Heading_20_3">
      <loext:graphic-properties draw:fill-hatch-name="hatch"/>
      <style:paragraph-properties fo:line-height="200%"/>
      <style:text-properties style:font-name="Liberation Serif" fo:font-size="12pt" style:font-size-asian="12pt" style:font-size-complex="12pt"/>
    </style:style>
    <style:style style:name="P26" style:family="paragraph" style:parent-style-name="Heading_20_3">
      <loext:graphic-properties draw:fill-hatch-name="hatch"/>
      <style:paragraph-properties fo:line-height="200%"/>
      <style:text-properties style:font-name="Liberation Serif" fo:font-size="12pt" officeooo:paragraph-rsid="0045e890" style:font-size-asian="12pt" style:font-size-complex="12pt"/>
    </style:style>
    <style:style style:name="P27" style:family="paragraph" style:parent-style-name="Standard" style:list-style-name="L2">
      <loext:graphic-properties draw:fill-gradient-name="gradient" draw:fill-hatch-name="hatch"/>
      <style:paragraph-properties fo:line-height="200%"/>
      <style:text-properties officeooo:paragraph-rsid="00288efc"/>
    </style:style>
    <style:style style:name="P28" style:family="paragraph" style:parent-style-name="Standard" style:list-style-name="L2">
      <loext:graphic-properties draw:fill-gradient-name="gradient" draw:fill-hatch-name="hatch"/>
      <style:paragraph-properties fo:line-height="200%"/>
      <style:text-properties style:font-name="Liberation Serif" fo:font-size="12pt" officeooo:rsid="00288efc" officeooo:paragraph-rsid="00288efc" style:font-size-asian="12pt" style:font-size-complex="12pt"/>
    </style:style>
    <style:style style:name="P29" style:family="paragraph" style:parent-style-name="Text_20_body" style:list-style-name="L1">
      <loext:graphic-properties draw:fill-gradient-name="gradient" draw:fill-hatch-name="hatch"/>
      <style:paragraph-properties fo:line-height="200%" fo:text-align="justify" style:justify-single-word="false"/>
      <style:text-properties style:font-name="Liberation Serif" fo:font-size="12pt" officeooo:rsid="002cf09b" officeooo:paragraph-rsid="002cf09b" style:font-size-asian="12pt" style:font-size-complex="12pt"/>
    </style:style>
    <style:style style:name="P30" style:family="paragraph" style:parent-style-name="Text_20_body">
      <loext:graphic-properties draw:fill-hatch-name="hatch"/>
      <style:paragraph-properties fo:line-height="200%"/>
      <style:text-properties style:font-name="Liberation Serif" fo:font-size="12pt" officeooo:rsid="0044c1f4" officeooo:paragraph-rsid="0045e890" style:font-size-asian="12pt" style:font-size-complex="12pt"/>
    </style:style>
    <style:style style:name="P31" style:family="paragraph" style:parent-style-name="Text_20_body" style:list-style-name="L2">
      <loext:graphic-properties draw:fill-gradient-name="gradient" draw:fill-hatch-name="hatch"/>
      <style:paragraph-properties fo:line-height="200%"/>
      <style:text-properties style:font-name="Liberation Serif" fo:font-size="12pt" officeooo:rsid="00288efc" officeooo:paragraph-rsid="00288efc" style:font-size-asian="12pt" style:font-size-complex="12pt"/>
    </style:style>
    <style:style style:name="T1" style:family="text">
      <style:text-properties style:text-position="super 58%" officeooo:rsid="002464c0"/>
    </style:style>
    <style:style style:name="T2" style:family="text">
      <style:text-properties style:text-position="super 58%" officeooo:rsid="00288efc"/>
    </style:style>
    <style:style style:name="T3" style:family="text">
      <style:text-properties officeooo:rsid="00293d3c"/>
    </style:style>
    <style:style style:name="T4" style:family="text">
      <style:text-properties officeooo:rsid="002cf09b"/>
    </style:style>
    <style:style style:name="T5" style:family="text">
      <style:text-properties officeooo:rsid="002f0c7a"/>
    </style:style>
    <style:style style:name="T6" style:family="text">
      <style:text-properties officeooo:rsid="002f2ef6"/>
    </style:style>
    <style:style style:name="T7" style:family="text">
      <style:text-properties officeooo:rsid="0032b910"/>
    </style:style>
    <style:style style:name="T8" style:family="text">
      <style:text-properties style:text-underline-style="none"/>
    </style:style>
    <style:style style:name="T9" style:family="text">
      <style:text-properties style:text-underline-style="none" officeooo:rsid="0032b910"/>
    </style:style>
    <style:style style:name="T10" style:family="text">
      <style:text-properties style:text-underline-style="none" officeooo:rsid="0036f11a"/>
    </style:style>
    <style:style style:name="T11" style:family="text">
      <style:text-properties style:use-window-font-color="true" loext:opacity="0%" style:text-underline-style="none"/>
    </style:style>
    <style:style style:name="T12" style:family="text">
      <style:text-properties style:use-window-font-color="true" loext:opacity="0%" style:text-underline-style="none" officeooo:rsid="0032b910"/>
    </style:style>
    <style:style style:name="T13" style:family="text">
      <style:text-properties style:use-window-font-color="true" loext:opacity="0%" style:text-underline-style="none" officeooo:rsid="0036f11a"/>
    </style:style>
    <style:style style:name="T14" style:family="text">
      <style:text-properties officeooo:rsid="002f0217"/>
    </style:style>
    <style:style style:name="T15" style:family="text">
      <style:text-properties officeooo:rsid="002464c0"/>
    </style:style>
    <style:style style:name="T16" style:family="text">
      <style:text-properties officeooo:rsid="00288efc"/>
    </style:style>
    <style:style style:name="T17" style:family="text">
      <style:text-properties officeooo:rsid="0028af18"/>
    </style:style>
    <style:style style:name="T18" style:family="text">
      <style:text-properties officeooo:rsid="00297ca3"/>
    </style:style>
    <style:style style:name="T19" style:family="text">
      <style:text-properties officeooo:rsid="002c2962"/>
    </style:style>
    <style:style style:name="T20" style:family="text">
      <style:text-properties officeooo:rsid="00379217"/>
    </style:style>
    <style:style style:name="T21" style:family="text">
      <style:text-properties officeooo:rsid="0044c1f4"/>
    </style:style>
    <style:style style:name="T22" style:family="text">
      <style:text-properties officeooo:rsid="0045e890"/>
    </style:style>
    <style:style style:name="T23" style:family="text">
      <style:text-properties style:font-name="Liberation Serif"/>
    </style:style>
    <style:style style:name="T24" style:family="text">
      <style:text-properties style:font-name="Liberation Serif" fo:font-size="12pt" officeooo:rsid="00288efc"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271_655097864" text:style-name="Index_20_Link" text:visited-style-name="Index_20_Link">1. Introduction:<text:tab/>2</text:a></text:p>
          <text:p text:style-name="P5"><text:a xlink:type="simple" xlink:href="#__RefHeading___Toc273_655097864" text:style-name="Index_20_Link" text:visited-style-name="Index_20_Link">2. State of Art:<text:tab/>3</text:a></text:p>
          <text:p text:style-name="P6"><text:a xlink:type="simple" xlink:href="#__RefHeading___Toc275_655097864" text:style-name="Index_20_Link" text:visited-style-name="Index_20_Link">2. 1. Geospatial Data:<text:tab/>3</text:a></text:p>
          <text:p text:style-name="P6"><text:a xlink:type="simple" xlink:href="#__RefHeading___Toc277_655097864" text:style-name="Index_20_Link" text:visited-style-name="Index_20_Link">2.2. Spatial Analysis Methods:<text:tab/>3</text:a></text:p>
        </text:index-body>
      </text:table-of-content>
      <text:h text:style-name="P22" text:outline-level="2"><text:bookmark-start text:name="__RefHeading___Toc271_655097864"/><text:span text:style-name="T4">1. </text:span>Introduction:<text:bookmark-end text:name="__RefHeading___Toc271_655097864"/></text:h>
      <text:p text:style-name="P13"/>
      <text:p text:style-name="P10">As Ibn-i Khaldun famously asserted, "Geography is destiny." Indeed, it is often observed that observations can vary significantly based on localization due to a multitude of factors. These factors may include geographic features such as climate and geophysical characteristics. However, the impact of geography extends beyond mere physical availabilities. Rather, it can significantly influence business practices, decision-making, and access to opportunities. The present study focuses on the phenomenon of earthquakes, a geophysical activity that occurs independently of human intervention. Nevertheless, with the aid of geographic information and data science, we are now able to make predictions regarding the likelihood of earthquakes occurring in specific localities to a certain extent. </text:p>
      <text:p text:style-name="P11"><text:span text:style-name="T15">The earthquake chain in Kahramanmaras/ Turkiye starting with 6</text:span><text:span text:style-name="T1">th</text:span><text:span text:style-name="T15"> of February 2023, has caused around </text:span><text:s/>56,840 deaths, 130,000 injured <text:span text:style-name="T15">in Turkiye and Syria. Aproximately 19 million people and </text:span><text:span text:style-name="T16">17 cities were affected by severe losses by 19</text:span><text:span text:style-name="T2">th</text:span><text:span text:style-name="T16"> of March 2023 </text:span><text:span text:style-name="T17">according to contributions to Wikipedia </text:span>(2023) <text:span text:style-name="T3">and ReliefWeb (2023)</text:span>. <text:span text:style-name="T3">In addition to </text:span><text:span text:style-name="T18">loss of life and injuries, there </text:span><text:span text:style-name="T19">expected to be around $34.2 billion which is 4% of the GDP of Turkey</text:span><text:span text:style-name="T4"> according to </text:span><text:span text:style-name="T19"><text:s/>World Bank. (2023, February 27). </text:span><text:span text:style-name="T4">Hence these reasons, this is an important economic problem. Due to cities almost all get demolished, they needed to be constructed in a new way that people can live as it they used to live which means not only houses but also institutions, recreation and lifestyle should be considered for reconstruction. </text:span></text:p>
      <text:p text:style-name="P14">1.1 : Objectives of the study.</text:p>
      <text:p text:style-name="P15">This study focuses on using the data collected from Kaggle in a machine learning model to predict </text:p>
      <text:list xml:id="list4148331622" text:style-name="L1">
        <text:list-item>
          <text:p text:style-name="P29">Where might we expect next earthquakes in Turkiye</text:p>
        </text:list-item>
        <text:list-item>
          <text:p text:style-name="P29">If there is a relationship with the <text:span text:style-name="T14">geophysical fault information.</text:span></text:p>
        </text:list-item>
      </text:list>
      <text:p text:style-name="P12"/>
      <text:h text:style-name="P23" text:outline-level="2"><text:bookmark-start text:name="__RefHeading___Toc273_655097864"/><text:soft-page-break/>2. State of Art:<text:bookmark-end text:name="__RefHeading___Toc273_655097864"/></text:h>
      <text:h text:style-name="P24" text:outline-level="3"><text:bookmark-start text:name="__RefHeading___Toc275_655097864"/>2. 1. Geospatial Data:<text:bookmark-end text:name="__RefHeading___Toc275_655097864"/></text:h>
      <text:p text:style-name="P14"/>
      <text:p text:style-name="P7"><text:span text:style-name="T8">John Graunt </text:span><text:span text:style-name="T9">was the first demographic in th</text:span><text:span text:style-name="T10">e</text:span><text:span text:style-name="T9"> history who tried to use statistics to use mortal rates o</text:span><text:span text:style-name="T12">f plague. In his famous book ‘</text:span><text:span text:style-name="T13">Natural and Political Observations Made upon the Bills of Mortality’ </text:span><text:span text:style-name="T11">,</text:span><text:span text:style-name="T8"> </text:span><text:span text:style-name="T9">he has dedicat</text:span><text:span text:style-name="T10">e</text:span><text:span text:style-name="T9">d a chapter on differences between parishes of London.(1662). Oth</text:span><text:span text:style-name="T10">e</text:span><text:span text:style-name="T9">r early studies of</text:span><text:span text:style-name="T7"> the geospatial data were used to find most commonly used routes.</text:span></text:p>
      <text:p text:style-name="P7"/>
      <text:p text:style-name="P9"><text:span text:style-name="T14">Geo-spatial data is the kind of data informs us about the localization of the observation. This information can be in two formats which are raster data and vector data. While raster data is a </text:span><text:span text:style-name="T5">numeric </text:span><text:span text:style-name="T14">representation of the surface in equal areas such as pixels, vector data can be a representation of point, line-string or polygons which could be either observed natural shapes like rivers or mountains or administrative units such as cities, villages countries or even just the borders. Either of these types can be useful depending on the research problem of subject.</text:span></text:p>
      <text:p text:style-name="P8"/>
      <text:p text:style-name="P19"><text:span text:style-name="T5">Raster data could be found in formats such as GeoTIFF, ERDAS and IDRISI. GeoTIFF needs to be composed of .tif, .tiff and .ovr files while Erdas composed on .img file and IDRISI Raster is composed of .rst and rdc files. Vector data is differently found and commonly used in Shape file <text:s/>(.shp) which needs to be supported by .</text:span><text:span text:style-name="T6">dbf and .shx files. Vector data could be found also in geojson or json document which have all related necessary information (Anello, E , 2019)</text:span></text:p>
      <text:p text:style-name="P19"/>
      <text:h text:style-name="P25" text:outline-level="3"><text:bookmark-start text:name="__RefHeading___Toc277_655097864"/>2.2. Spatial Analysis Methods:<text:bookmark-end text:name="__RefHeading___Toc277_655097864"/></text:h>
      <text:p text:style-name="P18">In this section we are going to review methods of analysis. </text:p>
      <text:h text:style-name="P26" text:outline-level="3">2.2.1. Spatial <text:span text:style-name="T20">Weights</text:span>: </text:h>
      <text:p text:style-name="P16">Spatial weights represents the relation between proximity and adjacency. <text:span text:style-name="T21">It fives us an infmation chracteristis about region surounded. </text:span><text:span text:style-name="T22">Chess terminology is used to describe neighbourhoods </text:span><text:soft-page-break/><text:span text:style-name="T22">inspatial data science to neighbour regions. <text:s/>Rook neighbourhood describes horizntal and vertical neighbourhood while queen nighbourhood includes diagonal neighbourhoods as well. </text:span></text:p>
      <text:p text:style-name="P30">There are diferent approcs to spatial weights analysis.</text:p>
      <text:p text:style-name="P17"/>
      <text:p text:style-name="P14"/>
      <text:p text:style-name="P14"/>
      <text:p text:style-name="Text_20_body"/>
      <text:p text:style-name="P21">Pysal</text:p>
      <text:p text:style-name="P21"/>
      <text:p text:style-name="P20">Pysal library is used for several spatial statistics including spatial weights, spatial autocorrelation, esda values and spatial regression. It is no surprise that being a Python library, it is used in python. As it it is mentioned in Bivand (2022) thanks to reticulate library, pysal can be used quite efficiently in R code as well. </text:p>
      <text:p text:style-name="P3"/>
      <text:p text:style-name="P1"/>
      <text:p text:style-name="P2"/>
      <text:h text:style-name="Heading_20_2" text:outline-level="2"><text:span text:style-name="T3">R</text:span><text:span text:style-name="T23">efferences:</text:span></text:h>
      <text:p text:style-name="Text_20_body"/>
      <text:list xml:id="list2612808933" text:style-name="L2">
        <text:list-item>
          <text:p text:style-name="P27"><text:span text:style-name="T24">Anello, E. (2019). A Practical Introduction to Geospatial Data Analysis using QGIS. Retrieved from </text:span><text:a xlink:type="simple" xlink:href="https://towardsdatascience.com/a-practical-introduction-to-geospatial-data-analysis-using-qgis-a6f82105b30e" text:style-name="Internet_20_link" text:visited-style-name="Visited_20_Internet_20_Link"><text:span text:style-name="T24">https://towardsdatascience.com/a-practical-introduction-to-geospatial-data-analysis-using-qgis-a6f82105b30e</text:span></text:a></text:p>
        </text:list-item>
        <text:list-item>
          <text:p text:style-name="P31">Bivand, R. (2022). R Packages for Analyzing Spatial Data: A Comparative Case Study with Areal Data. Geographical Analysis, 54(4), 488-518.</text:p>
        </text:list-item>
        <text:list-item>
          <text:p text:style-name="P28">Graunt, J. (1662). Natural and Political Observations Made upon the Bills of Mortality. London: T. Roycroft. Retrieved from [edstephan.org]</text:p>
        </text:list-item>
        <text:list-item>
          <text:p text:style-name="P27"><text:span text:style-name="T24">ReliefWeb. (2023, March 15). Earthquakes in North-West Syria - Situation Report No. 2 (15 March 2023). ReliefWeb. Retrieved March 19, 2023, from </text:span><text:a xlink:type="simple" xlink:href="https://reliefweb.int/report/syrian-arab-republic/earthquakes-north-west-syria-situation-report-no-2-15-march-2023" office:target-frame-name="_new" xlink:show="replace" text:style-name="Internet_20_link" text:visited-style-name="Visited_20_Internet_20_Link"><text:span text:style-name="T24">https://reliefweb.int/report/syrian-arab-republic/earthquakes-north-west-syria-situation-report-no-2-15-march-2023</text:span></text:a></text:p>
        </text:list-item>
        <text:list-item>
          <text:p text:style-name="P27"><text:span text:style-name="T24">Wikipedia contributors. (2023, March 19). 2023 Turkey-Syria earthquake. In Wikipedia. Retrieved March 19, 2023, from </text:span><text:a xlink:type="simple" xlink:href="https://en.wikipedia.org/wiki/2023_Turkey–Syria_earthquake" text:style-name="Internet_20_link" text:visited-style-name="Visited_20_Internet_20_Link"><text:span text:style-name="T24">https://en.wikipedia.org/wiki/2023_Turkey%E2%80%93Syria_earthquake</text:span></text:a></text:p>
        </text:list-item>
        <text:list-item>
          <text:p text:style-name="P27"><text:span text:style-name="T24">World Bank. (2023, February 27). Earthquake Damage in Türkiye Estimated to Exceed $34 Billion: World Bank Disaster Assessment Report. Retrieved from </text:span><text:a xlink:type="simple" xlink:href="https://www.worldbank.org/en/news/press-release/2023/02/27/earthquake-damage-in-turkiye-estimated-to-exceed-34-billion-world-bank-disaster-assessment-report" office:target-frame-name="_new" xlink:show="replace" text:style-name="Internet_20_link" text:visited-style-name="Visited_20_Internet_20_Link"><text:span text:style-name="T24">https://www.worldbank.org/en/news/press-release/2023/02/27/earthquake-damage-in-turkiye-estimated-to-exceed-34-billion-world-bank-disaster-as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ohit Devanagari" svg:font-family="'Lohit Devanagari'"/>
    <style:font-face style:name="Lohit Devanagari1" svg:font-family="'Lohit Devanagari'" style:font-family-generic="system" style:font-pitch="variable"/>
    <style:font-face style:name="News" svg:font-family="New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4:43:20.678919966</meta:creation-date>
    <dc:date>2023-03-28T19:28:44.022729568</dc:date>
    <meta:editing-duration>P1DT3H10M45S</meta:editing-duration>
    <meta:editing-cycles>8</meta:editing-cycles>
    <meta:generator>LibreOffice/7.3.7.2$Linux_X86_64 LibreOffice_project/30$Build-2</meta:generator>
    <meta:document-statistic meta:table-count="0" meta:image-count="0" meta:object-count="0" meta:page-count="5" meta:paragraph-count="32" meta:word-count="802" meta:character-count="5507" meta:non-whitespace-character-count="4734"/>
  </office:meta>
</office:document-meta>
</file>